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05cm"/>
    </style:style>
    <style:style style:name="co2" style:family="table-column">
      <style:table-column-properties fo:break-before="auto" style:column-width="2.15cm"/>
    </style:style>
    <style:style style:name="co3" style:family="table-column">
      <style:table-column-properties fo:break-before="auto" style:column-width="31.4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37">
      <style:table-cell-properties fo:border="0.74pt solid #000000"/>
      <style:text-properties fo:font-size="12pt" style:font-size-asian="12pt" style:font-size-complex="12pt"/>
    </style:style>
    <style:style style:name="ce3" style:family="table-cell" style:parent-style-name="Default">
      <style:table-cell-properties fo:border="0.74pt solid #000000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часы</text:p>
          </table:table-cell>
          <table:table-cell table:style-name="ce1" office:value-type="string" calcext:value-type="string">
            <text:p>сделано</text:p>
          </table:table-cell>
        </table:table-row>
        <table:table-row table:style-name="ro1">
          <table:table-cell table:style-name="ce2" office:value-type="date" office:date-value="2023-12-16" calcext:value-type="date">
            <text:p>16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ый менеджмент, разворачивание проекта на рабочем месте, первые шаги для создания Time Schema</text:p>
          </table:table-cell>
        </table:table-row>
        <table:table-row table:style-name="ro1">
          <table:table-cell table:style-name="ce2" office:value-type="date" office:date-value="2023-12-17" calcext:value-type="date">
            <text:p>1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емного менеджмента, 3 миграции, немного поработал с представлениями</text:p>
          </table:table-cell>
        </table:table-row>
        <table:table-row table:style-name="ro1">
          <table:table-cell table:style-name="ce2" office:value-type="date" office:date-value="2023-12-18" calcext:value-type="date">
            <text:p>18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разработка меню, немного поработал с макетом</text:p>
          </table:table-cell>
        </table:table-row>
        <table:table-row table:style-name="ro1">
          <table:table-cell table:style-name="ce2" office:value-type="date" office:date-value="2023-12-19" calcext:value-type="date">
            <text:p>19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роработка макета, разработка логики роутов приложения</text:p>
          </table:table-cell>
        </table:table-row>
        <table:table-row table:style-name="ro1">
          <table:table-cell table:style-name="ce2" office:value-type="date" office:date-value="2023-12-20" calcext:value-type="date">
            <text:p>20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начал работать над кодом контроллера для представления расписания</text:p>
          </table:table-cell>
        </table:table-row>
        <table:table-row table:style-name="ro1">
          <table:table-cell table:style-name="ce2" office:value-type="date" office:date-value="2023-12-21" calcext:value-type="date">
            <text:p>21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одключил Carbon для определения дат, продолжаю работу над представлением расписания(расписание — неделя)</text:p>
          </table:table-cell>
        </table:table-row>
        <table:table-row table:style-name="ro1">
          <table:table-cell table:style-name="ce2" office:value-type="date" office:date-value="2023-12-22" calcext:value-type="date">
            <text:p>22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первично доработал TimeTableViewController для работы с расписанием на неделю</text:p>
          </table:table-cell>
        </table:table-row>
        <table:table-row table:style-name="ro1">
          <table:table-cell table:style-name="ce2" office:value-type="date" office:date-value="2023-12-25" calcext:value-type="date">
            <text:p>25.12.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начал работу с API TimeTableApiController</text:p>
          </table:table-cell>
        </table:table-row>
        <table:table-row table:style-name="ro1">
          <table:table-cell table:style-name="ce2" office:value-type="date" office:date-value="2023-12-26" calcext:value-type="date">
            <text:p>26.12.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реализовал на API — get-table; add-resevation</text:p>
          </table:table-cell>
        </table:table-row>
        <table:table-row table:style-name="ro1">
          <table:table-cell table:style-name="ce2" office:value-type="date" office:date-value="2023-12-27" calcext:value-type="date">
            <text:p>27.12.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добил фронт для API, сделал красиво функциями, получилось наконец использовать FormData(почему не получалось хз), добавил недельное view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.00.0000</text:date>, <text:time style:data-style-name="N2" text:time-value="16:55:38.42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6T15:13:53.594000000</meta:creation-date>
    <dc:date>2023-12-27T15:25:35.871000000</dc:date>
    <meta:editing-duration>P1DT5H46M5S</meta:editing-duration>
    <meta:editing-cycles>12</meta:editing-cycles>
    <meta:generator>LibreOffice/7.6.0.3$Windows_X86_64 LibreOffice_project/69edd8b8ebc41d00b4de3915dc82f8f0fc3b6265</meta:generator>
    <meta:document-statistic meta:table-count="1" meta:cell-count="33" meta:object-count="0"/>
  </office:meta>
</office:document-meta>
</file>